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885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0b14b" officeooo:paragraph-rsid="0010b14b" style:font-weight-asian="bold" style:font-weight-complex="bold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0b2da" officeooo:paragraph-rsid="0010b2da" style:font-weight-asian="bold" style:font-weight-complex="bold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paragraph-rsid="000fe246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paragraph-rsid="0017af62"/>
    </style:style>
    <style:style style:name="P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0fe246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0b14b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7a885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14b" officeooo:paragraph-rsid="0010b14b" style:font-weight-asian="normal" style:font-weight-complex="normal"/>
    </style:style>
    <style:style style:name="P1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2da" officeooo:paragraph-rsid="0010b2da" style:font-weight-asian="normal" style:font-weight-complex="normal"/>
    </style:style>
    <style:style style:name="P12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language="it" fo:country="IT" fo:font-weight="bold" officeooo:paragraph-rsid="000fe246"/>
    </style:style>
    <style:style style:name="P13" style:family="paragraph" style:parent-style-name="Standard">
      <style:text-properties fo:font-size="14pt" fo:language="it" fo:country="IT" fo:font-weight="bold" officeooo:rsid="00134d39" officeooo:paragraph-rsid="001552e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it" fo:country="IT" fo:font-weight="normal" officeooo:rsid="00134d39" officeooo:paragraph-rsid="001552e6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552e6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7a22d" officeooo:paragraph-rsid="0017af62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f62" style:font-weight-asian="bold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a22d" officeooo:paragraph-rsid="0017af62" style:font-weight-asian="bold" style:font-weight-complex="bold"/>
    </style:style>
    <style:style style:name="P19" style:family="paragraph" style:parent-style-name="Heading_20_3">
      <style:text-properties fo:language="it" fo:country="IT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0b2da"/>
    </style:style>
    <style:style style:name="T5" style:family="text">
      <style:text-properties officeooo:rsid="0012d4b3"/>
    </style:style>
    <style:style style:name="T6" style:family="text">
      <style:text-properties officeooo:rsid="00134d39"/>
    </style:style>
    <style:style style:name="T7" style:family="text">
      <style:text-properties officeooo:rsid="0014d26d"/>
    </style:style>
    <style:style style:name="T8" style:family="text">
      <style:text-properties officeooo:rsid="00167d78"/>
    </style:style>
    <style:style style:name="T9" style:family="text">
      <style:text-properties officeooo:rsid="0017a885"/>
    </style:style>
    <style:style style:name="T10" style:family="text">
      <style:text-properties officeooo:rsid="0017af62"/>
    </style:style>
    <style:style style:name="T11" style:family="text">
      <style:text-properties fo:font-weight="normal" officeooo:rsid="0017a22d" style:font-weight-asian="normal" style:font-weight-complex="normal"/>
    </style:style>
    <style:style style:name="T12" style:family="text">
      <style:text-properties fo:font-weight="normal" officeooo:rsid="0017cfd8" style:font-weight-asian="normal" style:font-weight-complex="normal"/>
    </style:style>
    <style:style style:name="T13" style:family="text">
      <style:text-properties fo:font-weight="normal" officeooo:rsid="001923a4" style:font-weight-asian="normal" style:font-weight-complex="normal"/>
    </style:style>
    <style:style style:name="T14" style:family="text">
      <style:text-properties fo:font-weight="normal" officeooo:rsid="0019cc23" style:font-weight-asian="normal" style:font-weight-complex="normal"/>
    </style:style>
    <style:style style:name="T15" style:family="text">
      <style:text-properties fo:font-weight="normal" officeooo:rsid="0017af6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Attori</text:h>
      <text:p text:style-name="P12"/>
      <text:p text:style-name="P1">Direttore</text:p>
      <text:p text:style-name="P5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6"><text:span text:style-name="T10"/></text:p>
      <text:p text:style-name="P2"><text:span text:style-name="T9">Educatore didattico</text:span></text:p>
      <text:p text:style-name="P7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10"/>
      <text:p text:style-name="P8"><text:span text:style-name="T3">Genitore</text:span><text:span text:style-name="T2"> </text:span></text:p>
      <text:p text:style-name="P8"><text:span text:style-name="T2">Genitori dei bambini iscritti all'asilo nido. Non essendo dipendenti o studenti presso l'università di Fisciano non hanno diritto allo sconto sulla retta mensile. Ha</text:span><text:span text:style-name="T5">nno</text:span><text:span text:style-name="T2"> la possibilità di sottomettere i seguenti moduli : Iscrizione all'asilo – Rettifica turno – Modifica menù mensa. Attraverso il sito web p</text:span><text:span text:style-name="T5">ossono inviare </text:span><text:span text:style-name="T2">feedback e rispondere ai sondaggi messi a disposizione dall'asilo nido per migliorare i servizi offerti.</text:span></text:p>
      <text:p text:style-name="P10"/>
      <text:p text:style-name="P3"><text:span text:style-name="T9">Genitore d</text:span>ipendente Università/ <text:span text:style-name="T9">s</text:span>tudente</text:p>
      <text:p text:style-name="P10">Coloro che lavorano o studiano presso l'università di Fisciano ed hanno uno o più figli iscritti all'asilo nido di Fisciano. Hanno le stesse funzioni dei genitori e possono usufruire di uno sconto fisso sulla retta mensile.</text:p>
      <text:p text:style-name="P11"/>
      <text:p text:style-name="P4">Tirocinante</text:p>
      <text:p text:style-name="P9"><text:span text:style-name="T4">Studente di Scienz</text:span><text:span text:style-name="T9">e della Formazione </text:span><text:span text:style-name="T4">che effettua il </text:span><text:span text:style-name="T9">tirocinio</text:span><text:span text:style-name="T4"> presso l'università di </text:span><text:span text:style-name="T5">S</text:span><text:span text:style-name="T4">alerno. Ha accesso alla visione del proprio turno lavoro ed alle informazioni riguardati i profili dei bambini. Possiede un numero limitato di ore/lavoro e può essere affiancato ad un </text:span><text:span text:style-name="T9">educatore didattico</text:span><text:span text:style-name="T4"> di ruolo. </text:span><text:span text:style-name="T9">Il dipendente dell'asilo si occupa poi di assegnare in giorni specifici i turni dei tirocinanti, richiedendo in particolar modo la disponibilità in caso di eventi speciali.</text:span></text:p>
      <text:p text:style-name="P13"/>
      <text:p text:style-name="P13"><text:soft-page-break/></text:p>
      <text:p text:style-name="P13"/>
      <text:p text:style-name="P13"/>
      <text:p text:style-name="P14"/>
      <text:p text:style-name="P13">Ricercatore</text:p>
      <text:p text:style-name="P15"><text:span text:style-name="T7">Le funzioni messe a disposizione del ricercatore sono: d</text:span><text:span text:style-name="T6">omanda </text:span><text:span text:style-name="T8">d'</text:span><text:span text:style-name="T6">iscrizione, modifica domanda, rinuncia, controllo pagamenti personali. </text:span><text:span text:style-name="T7">Il ricercatore fa parte del personale universitario e in generale è l'utente che usufruisce dei servizi offerti dall'asilo. Non potrà,ovviamente, accedere alle informazioni di altri utenti e quindi modificarle o cancellarle. <text:s/></text:span><text:span text:style-name="T8">Verranno messi a disposizione, inoltre, dei questionari da compilare qualora l'utente non sia soddisfatto del servizio offertogli. </text:span></text:p>
      <text:p text:style-name="P15"><text:span text:style-name="T8"/></text:p>
      <text:p text:style-name="P18">Impiegato asilo</text:p>
      <text:p text:style-name="P18"><text:span text:style-name="T15">Funzionario dell'asilo </text:span><text:span text:style-name="T13">che prende in gestione i moduli dei tirocina</text:span><text:span text:style-name="T15">n</text:span><text:span text:style-name="T13">ti, per un</text:span><text:span text:style-name="T15">'</text:span><text:span text:style-name="T13">eventuale modifica delle loro attività. </text:span><text:span text:style-name="T15">Può comprendere anche </text:span><text:span text:style-name="T14">l'ad</text:span><text:span text:style-name="T15">d</text:span><text:span text:style-name="T14">etto alle modifiche del men</text:span><text:span text:style-name="T15">ù</text:span><text:span text:style-name="T14"> della mensa.</text:span></text:p>
      <text:p text:style-name="P16"/>
      <text:p text:style-name="P18">Dipendente di Scienze dalla Formazione</text:p>
      <text:p text:style-name="P17"><text:span text:style-name="T15">Funzionario universitario, che lavora presso la facoltà di Scienze della Formazione e </text:span><text:span text:style-name="T11"><text:s/>fornisce la lista dei tirocina</text:span><text:span text:style-name="T15">n</text:span><text:span text:style-name="T11">ti che prendono servizio presso l'asilo, con tutti </text:span><text:span text:style-name="T15">i</text:span><text:span text:style-name="T11"> loro dati e le ore di servizio. Nel caso di eventi particolari </text:span><text:span text:style-name="T15">(</text:span><text:span text:style-name="T11">in cui il numero dei tirocinati a <text:s/>disposizione </text:span><text:span text:style-name="T15">dell'asilo </text:span><text:span text:style-name="T11">è insufficiente</text:span><text:span text:style-name="T15">)</text:span><text:span text:style-name="T11">, <text:s/></text:span><text:span text:style-name="T15">l'asilo comunica al Dipendente </text:span><text:span text:style-name="T11">la richiesta </text:span><text:span text:style-name="T12">di </text:span><text:span text:style-name="T15">eventuali</text:span><text:span text:style-name="T12"> nuovi </text:span><text:span text:style-name="T11">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19:36:27.46</dc:date>
    <meta:editing-duration>PT14M36S</meta:editing-duration>
    <meta:editing-cycles>9</meta:editing-cycles>
    <dc:creator>Mariella </dc:creator>
    <meta:document-statistic meta:table-count="0" meta:image-count="0" meta:object-count="0" meta:page-count="2" meta:paragraph-count="17" meta:word-count="404" meta:character-count="2813" meta:non-whitespace-character-count="2419"/>
  </office:meta>
</office:document-meta>
</file>